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189808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87d94"/>
    </style:style>
    <style:style style:name="P5" style:family="paragraph" style:parent-style-name="Standard" style:master-page-name="">
      <loext:graphic-properties draw:fill="none"/>
      <style:paragraph-properties fo:margin-left="0.5in" fo:margin-right="0.5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6" style:family="paragraph" style:parent-style-name="Standard" style:master-page-name="">
      <loext:graphic-properties draw:fill="none"/>
      <style:paragraph-properties fo:margin-left="0.5in" fo:margin-right="0.5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fo:font-style="italic" style:font-style-asian="italic" style:font-style-complex="italic"/>
    </style:style>
    <style:style style:name="P7" style:family="paragraph" style:parent-style-name="Standard" style:master-page-name="">
      <loext:graphic-properties draw:fill="none"/>
      <style:paragraph-properties fo:margin-left="0.5in" fo:margin-right="0.5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fo:font-style="italic" officeooo:paragraph-rsid="001d94ac" style:font-style-asian="italic" style:font-style-complex="italic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5in" style:auto-text-indent="false" style:page-number="auto" fo:background-color="transparent" style:writing-mode="lr-tb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5in" style:auto-text-indent="false" fo:background-color="transparent" style:writing-mode="lr-tb"/>
    </style:style>
    <style:style style:name="P10" style:family="paragraph" style:parent-style-name="Standard" style:master-page-name="">
      <loext:graphic-properties draw:fill="none"/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11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12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e72fa"/>
    </style:style>
    <style:style style:name="P13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</style:style>
    <style:style style:name="P14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01f7ed3"/>
    </style:style>
    <style:style style:name="P16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</style:style>
    <style:style style:name="P17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  <style:text-properties officeooo:paragraph-rsid="001f7ed3"/>
    </style:style>
    <style:style style:name="P18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  <style:text-properties officeooo:paragraph-rsid="00210d08"/>
    </style:style>
    <style:style style:name="P19" style:family="paragraph" style:parent-style-name="Standard" style:master-page-name="">
      <loext:graphic-properties draw:fill="none"/>
      <style:paragraph-properties fo:margin-left="5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tyle="normal" style:font-style-asian="normal" style:font-style-complex="normal"/>
    </style:style>
    <style:style style:name="P20" style:family="paragraph" style:parent-style-name="Standard" style:master-page-name="">
      <loext:graphic-properties draw:fill="none"/>
      <style:paragraph-properties fo:margin-left="5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tyle="normal" officeooo:paragraph-rsid="001d94ac" style:font-style-asian="normal" style:font-style-complex="normal"/>
    </style:style>
    <style:style style:name="P21" style:family="paragraph" style:parent-style-name="Standard" style:master-page-name="">
      <loext:graphic-properties draw:fill="none"/>
      <style:paragraph-properties fo:margin-left="5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22" style:family="paragraph" style:parent-style-name="Standard" style:master-page-name="">
      <loext:graphic-properties draw:fill="none"/>
      <style:paragraph-properties fo:margin-left="0.5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</style:style>
    <style:style style:name="P23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073e0e" officeooo:paragraph-rsid="000fbe8f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style:font-weight-asian="bold"/>
    </style:style>
    <style:style style:name="P25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rsid="001d6e03"/>
    </style:style>
    <style:style style:name="P26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officeooo:paragraph-rsid="000e72fa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35e7c"/>
    </style:style>
    <style:style style:name="P28" style:family="paragraph" style:parent-style-name="Standard">
      <style:paragraph-properties fo:text-align="center" style:justify-single-word="false"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fbe8f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paragraph-rsid="000e72fa"/>
    </style:style>
    <style:style style:name="P30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ackground-color="transparent" style:writing-mode="lr-tb"/>
      <style:text-properties officeooo:paragraph-rsid="00235e7c"/>
    </style:style>
    <style:style style:name="P31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0087d94"/>
    </style:style>
    <style:style style:name="P32" style:family="paragraph" style:parent-style-name="Standard" style:master-page-name="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0235e7c"/>
    </style:style>
    <style:style style:name="P33" style:family="paragraph" style:parent-style-name="Standard">
      <loext:graphic-properties draw:fill="none"/>
      <style:paragraph-properties fo:margin-left="0.0618in" fo:margin-right="0.0618in" fo:margin-top="0in" fo:margin-bottom="0.111in" loext:contextual-spacing="false" fo:line-height="108%" fo:text-align="start" style:justify-single-word="false" fo:orphans="2" fo:widows="2" fo:text-indent="0.5in" style:auto-text-indent="false" fo:break-before="page" fo:background-color="transparent" style:writing-mode="lr-tb"/>
      <style:text-properties officeooo:paragraph-rsid="00087d94"/>
    </style:style>
    <style:style style:name="T1" style:family="text">
      <style:text-properties fo:font-weight="bold" style:font-weight-asian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073e0e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87d9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cbde8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e72fa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333b1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392f4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5c785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86ed9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89808" style:font-size-asian="14pt" style:font-weight-asian="bold" style:font-size-complex="14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f6f18" style:font-style-asian="italic" style:font-style-complex="italic"/>
    </style:style>
    <style:style style:name="T16" style:family="text">
      <style:text-properties officeooo:rsid="00087d94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weight="bold" officeooo:rsid="00092bcd" style:font-size-asian="18pt" style:font-weight-asian="bold" style:font-size-complex="18pt"/>
    </style:style>
    <style:style style:name="T19" style:family="text">
      <style:text-properties fo:font-size="18pt" fo:font-weight="bold" officeooo:rsid="00073e0e" style:font-size-asian="18pt" style:font-weight-asian="bold" style:font-size-complex="18pt"/>
    </style:style>
    <style:style style:name="T20" style:family="text">
      <style:text-properties fo:font-size="18pt" fo:font-weight="bold" officeooo:rsid="001d6e03" style:font-size-asian="18pt" style:font-weight-asian="bold" style:font-size-complex="18pt"/>
    </style:style>
    <style:style style:name="T21" style:family="text">
      <style:text-properties fo:font-size="12pt" fo:font-weight="normal" officeooo:rsid="00073e0e" style:font-size-asian="10.5pt" style:font-weight-asian="normal" style:font-size-complex="12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94ac" style:font-weight-asian="normal" style:font-weight-complex="normal"/>
    </style:style>
    <style:style style:name="T24" style:family="text">
      <style:text-properties officeooo:rsid="001a6bc2"/>
    </style:style>
    <style:style style:name="T25" style:family="text">
      <style:text-properties officeooo:rsid="001d94ac"/>
    </style:style>
    <style:style style:name="T26" style:family="text">
      <style:text-properties officeooo:rsid="001f6f18"/>
    </style:style>
    <style:style style:name="T27" style:family="text">
      <style:text-properties officeooo:rsid="001f7ed3"/>
    </style:style>
    <style:style style:name="T28" style:family="text">
      <style:text-properties officeooo:rsid="00210d08"/>
    </style:style>
    <style:style style:name="T29" style:family="text">
      <style:text-properties fo:font-size="16pt" fo:font-weight="bold" officeooo:rsid="00073e0e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line-break/><text:line-break/><text:line-break/><text:line-break/><text:line-break/><text:line-break/><text:line-break/><text:line-break/><text:line-break/><text:line-break/><text:line-break/><text:line-break/><text:line-break/><text:span text:style-name="T2">Sheet Music 4 The World</text:span></text:p>
      <text:p text:style-name="P28"><text:span text:style-name="T29"><text:line-break/></text:span><text:span text:style-name="T19">T</text:span><text:span text:style-name="T17">eam </text:span><text:span text:style-name="T19">P</text:span><text:span text:style-name="T17">rofile</text:span></text:p>
      <text:p text:style-name="P11"><text:span text:style-name="T4"><text:tab/></text:span>Individual qualifications and strengths (such as: programming, design, presentation, documentation, management and organization) Note: It is expected that every team member shall be involved in all project activities; this only indicates individual strengths, not their sole responsibilities </text:p>
      <text:p text:style-name="P2"/>
      <text:p text:style-name="P10">“<text:span text:style-name="T14">Knowledge of music, connections to music majors</text:span>”</text:p>
      <text:p text:style-name="P8">- <text:span text:style-name="T3">Martin Flores</text:span></text:p>
      <text:p text:style-name="P9"/>
      <text:p text:style-name="P5">“<text:span text:style-name="T14">Did a minor amount of backend in a previous internship for a website application. <text:s/>Don’t know anything about music but can focus on the implementation of ideas for the site.</text:span>”</text:p>
      <text:p text:style-name="P8">- <text:span text:style-name="T3">Alvaro Rios</text:span></text:p>
      <text:p text:style-name="P1"/>
      <text:p text:style-name="P10">“<text:span text:style-name="T14">Experience playing violin, Knowledge of a beginner musicians music sheet troubles</text:span>”</text:p>
      <text:p text:style-name="P8">- <text:span text:style-name="T3">Benjamin</text:span></text:p>
      <text:p text:style-name="P9"/>
      <text:p text:style-name="P4"><text:s/><text:span text:style-name="T6">Team Leader</text:span></text:p>
      <text:p text:style-name="P31"><text:span text:style-name="T16">The team leader of this group is Martin Flores, given it he proposed the idea. </text:span>We are currently keeping a consistent record of meeting on Fridays to work on the project <text:s/>We will include more meeting times as we near the deadline.</text:p>
      <text:p text:style-name="P33"/>
      <text:p text:style-name="P27"><text:span text:style-name="T18">P</text:span><text:span text:style-name="T17">roject </text:span><text:span text:style-name="T18">D</text:span><text:span text:style-name="T17">escription</text:span><text:span text:style-name="T1"> </text:span></text:p>
      <text:p text:style-name="P24"/>
      <text:p text:style-name="P2"><text:span text:style-name="T7">The</text:span><text:span text:style-name="T5"> </text:span><text:span text:style-name="T7">P</text:span><text:span text:style-name="T5">roblem</text:span> </text:p>
      <text:p text:style-name="P12"><text:tab/>Musicians have a lot of sheet music that they tend to acquire over time from years of playing. This leads to the eventual loss of property or a increased amount of time in order to search for their desired music sheets.</text:p>
      <text:p text:style-name="P26"/>
      <text:p text:style-name="P29"><text:span text:style-name="T8">E</text:span><text:span text:style-name="T5">xisting </text:span><text:span text:style-name="T8">S</text:span><text:span text:style-name="T5">olutions</text:span> </text:p>
      <text:p text:style-name="P11"><text:tab/>Some services already provide a digital music storage but they tend to only be a basic pdf viewer with little to no added functionality. There are no added do-dads that make a musician’s life easier, such as organization by criteria.</text:p>
      <text:p text:style-name="P13"/>
      <text:p text:style-name="P2"><text:span text:style-name="T9">T</text:span><text:span text:style-name="T5">arget </text:span><text:span text:style-name="T9">C</text:span><text:span text:style-name="T5">ustomers</text:span> </text:p>
      <text:p text:style-name="P11"><text:tab/>People who play music, from beginners to more advanced musicians. Mostly Every musician needs sheet music to at least practice music on a regular basis. </text:p>
      <text:p text:style-name="P13"/>
      <text:p text:style-name="P2"><text:span text:style-name="T10">U</text:span><text:span text:style-name="T5">nique </text:span><text:span text:style-name="T10">Va</text:span><text:span text:style-name="T5">lue </text:span><text:span text:style-name="T10">P</text:span><text:span text:style-name="T5">roposition</text:span> </text:p>
      <text:p text:style-name="P11"><text:tab/>With our application, anyone can host their sheet music on our platform and connect with users who are interested in finding a legal way to obtain sheet music to perform and practice on their own. <text:s/>From solo musicians to publishers backing groups of artists, this platform works for everyone, connecting the customer directly to the composer. </text:p>
      <text:p text:style-name="P13"/>
      <text:p text:style-name="P2"><text:span text:style-name="T12">The</text:span><text:span text:style-name="T5"> </text:span><text:span text:style-name="T11">S</text:span><text:span text:style-name="T5">olution</text:span> <text:s/></text:p>
      <text:p text:style-name="P14">The solution to this is to over a web based service that could not only hold of the musician’s data, but also provide a market place for easy access to new music resources.</text:p>
      <text:p text:style-name="P16"/>
      <text:p text:style-name="P2"><text:span text:style-name="T12">M</text:span><text:span text:style-name="T5">onetization </text:span><text:span text:style-name="T12">S</text:span><text:span text:style-name="T5">trategy</text:span> </text:p>
      <text:p text:style-name="P11"><text:tab/>Money can be acquired by setting a limit on the amount of music we can store, to charging people to sell their music on our store.</text:p>
      <text:p text:style-name="P2"><text:soft-page-break/></text:p>
      <text:p text:style-name="P3"><text:span text:style-name="T13">Costs</text:span> </text:p>
      <text:p text:style-name="P32"><text:span text:style-name="T24">The cost of hosting our site would go around anywhere from </text:span>$25 - $500 per month, <text:span text:style-name="T24">depending on traffic. Some APIs that we will have to take time learn is </text:span>pdf-reader, stripe, <text:span text:style-name="T24">and </text:span>rspec <text:span text:style-name="T24">for viewing pdfs, monetizing our site, and</text:span> testing <text:span text:style-name="T24">respectively. Costs for development are </text:span>Free <text:span text:style-name="T24">0</text:span>.99.</text:p>
      <text:p text:style-name="P30"/>
      <text:p text:style-name="P27"><text:span text:style-name="T17">Plan of </text:span><text:span text:style-name="T20">W</text:span><text:span text:style-name="T17">ork and </text:span><text:span text:style-name="T20">P</text:span><text:span text:style-name="T17">roduct </text:span><text:span text:style-name="T20">O</text:span><text:span text:style-name="T17">wnership</text:span></text:p>
      <text:p text:style-name="P25"><text:tab/>Here’s what each of our team members plan on contributing:</text:p>
      <text:p text:style-name="P13"/>
      <text:p text:style-name="P6">“Some cool JavaScript frontend thingy, rough formatting of HTML pages, more templates for the pages, react(?), and rspec<text:span text:style-name="T22">, for TDD.”</text:span></text:p>
      <text:p text:style-name="P19"><text:span text:style-name="T22">- </text:span><text:span text:style-name="T23">Martin Flores</text:span></text:p>
      <text:p text:style-name="P7">“Will focus on back-end logic for the site.”</text:p>
      <text:p text:style-name="P20">- <text:span text:style-name="T25">Alvaro Rios</text:span></text:p>
      <text:p text:style-name="P22"><text:span text:style-name="T15">“W</text:span><text:span text:style-name="T14">ill focus on tying down weak ends and improving upon the user experience.</text:span>“</text:p>
      <text:p text:style-name="P21">- <text:span text:style-name="T26">Benjamin</text:span></text:p>
      <text:p text:style-name="P1"/>
      <text:p text:style-name="P15">Some current ideas <text:span text:style-name="T28">that we will planning to implement</text:span> are:</text:p>
      <text:p text:style-name="P17"><text:tab/>- <text:span text:style-name="T27">P</text:span>reviews of sheet music</text:p>
      <text:p text:style-name="P17"><text:tab/>- <text:span text:style-name="T27">O</text:span>ptions for different licenses a consumer will want</text:p>
      <text:p text:style-name="P17"><text:tab/>- <text:span text:style-name="T27">D</text:span>ifferent account types</text:p>
      <text:p text:style-name="P18"><text:tab/>- <text:span text:style-name="T27">Organizational Features</text:span> for hosts<text:span text:style-name="T28">(Sellers)</text:span></text:p>
      <text:p text:style-name="P18"><text:tab/>- <text:span text:style-name="T28">Statistics for Sell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taliq Urdu" style:font-family-complex="'Noto Nastaliq Urdu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Noto Nastaliq Urdu" style:font-family-complex="'Noto Nastaliq Urdu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Noto Nastaliq Urdu" style:font-family-complex="'Noto Nastaliq Urdu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00:00</meta:creation-date>
    <meta:initial-creator>srv_veralab</meta:initial-creator>
    <dc:language>en-US</dc:language>
    <dc:date>2018-11-13T22:21:59.936361899</dc:date>
    <meta:editing-cycles>39</meta:editing-cycles>
    <meta:editing-duration>PT4H9M16S</meta:editing-duration>
    <meta:generator>LibreOffice/6.1.3.2$Linux_X86_64 LibreOffice_project/10$Build-2</meta:generator>
    <meta:document-statistic meta:table-count="0" meta:image-count="0" meta:object-count="0" meta:page-count="4" meta:paragraph-count="40" meta:word-count="532" meta:character-count="3218" meta:non-whitespace-character-count="2684"/>
    <meta:user-defined meta:name="AppVersion">16.0000</meta:user-defined>
    <meta:user-defined meta:name="Company">UTR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